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2.281cm" style:use-optimal-column-width="false"/>
    </style:style>
    <style:style style:name="co2" style:family="table-column">
      <style:table-column-properties style:column-width="3.7cm" style:use-optimal-column-width="false"/>
    </style:style>
    <style:style style:name="co3" style:family="table-column">
      <style:table-column-properties style:column-width="3.559cm" style:use-optimal-column-width="false"/>
    </style:style>
    <style:style style:name="co4" style:family="table-column">
      <style:table-column-properties style:column-width="4.542cm" style:use-optimal-column-width="false"/>
    </style:style>
    <style:style style:name="co5" style:family="table-column">
      <style:table-column-properties style:column-width="3.091cm" style:use-optimal-column-width="false"/>
    </style:style>
    <style:style style:name="co6" style:family="table-column">
      <style:table-column-properties style:column-width="4.168cm" style:use-optimal-column-width="false"/>
    </style:style>
    <style:style style:name="co7" style:family="table-column">
      <style:table-column-properties style:column-width="3.006cm" style:use-optimal-column-width="false"/>
    </style:style>
    <style:style style:name="co8" style:family="table-column">
      <style:table-column-properties style:column-width="3.673cm" style:use-optimal-column-width="false"/>
    </style:style>
    <style:style style:name="co9" style:family="table-column">
      <style:table-column-properties style:column-width="2.905cm" style:use-optimal-column-width="false"/>
    </style:style>
    <style:style style:name="co10" style:family="table-column">
      <style:table-column-properties style:column-width="2.368cm" style:use-optimal-column-width="false"/>
    </style:style>
    <style:style style:name="co11" style:family="table-column">
      <style:table-column-properties style:column-width="2.42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1.065cm"/>
    </style:style>
    <style:style style:name="ro3" style:family="table-row">
      <style:table-row-properties style:row-height="0.844cm"/>
    </style:style>
    <style:style style:name="ro4" style:family="table-row">
      <style:table-row-properties style:row-height="1.03cm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text-properties fo:font-size="12pt" fo:font-style="normal" style:font-size-asian="12pt" style:font-style-asian="normal" style:font-size-complex="12pt" style:font-style-complex="normal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12pt" fo:font-style="normal" style:font-size-asian="12pt" style:font-style-asian="normal" style:font-size-complex="12pt" style:font-style-complex="normal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1.34cm" svg:height="2.273cm" svg:x="5.48cm" svg:y="3.0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id (text)</text:p>
              </table:table-cell>
              <table:table-cell>
                <text:p text:style-name="P1">checksum (text)</text:p>
                <text:p text:style-name="P1"/>
              </table:table-cell>
              <table:table-cell>
                <text:p text:style-name="P1">file_name (text)</text:p>
              </table:table-cell>
              <table:table-cell>
                <text:p text:style-name="P1">file_path (text)</text:p>
              </table:table-cell>
              <table:table-cell>
                <text:p text:style-name="P1">file_size (int)</text:p>
              </table:table-cell>
              <table:table-cell>
                <text:p text:style-name="P1">time_created (text)</text:p>
                <text:p text:style-name="P1"/>
              </table:table-cell>
            </table:table-row>
            <table:table-row table:style-name="ro2" table:default-cell-style-name="ce1">
              <table:table-cell>
                <text:p text:style-name="P1">25da...</text:p>
              </table:table-cell>
              <table:table-cell>
                <text:p text:style-name="P1">﻿5286c1c1cbc...</text:p>
              </table:table-cell>
              <table:table-cell>
                <text:p text:style-name="P1">README.md</text:p>
              </table:table-cell>
              <table:table-cell table:style-name="ce2">
                <text:p text:style-name="P2"><text:span text:style-name="T1">/data/README.md</text:span></text:p>
              </table:table-cell>
              <table:table-cell>
                <text:p text:style-name="P1">6148</text:p>
              </table:table-cell>
              <table:table-cell>
                <text:p text:style-name="P1">﻿2019-08-1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119cm" svg:height="0.962cm" svg:x="5.572cm" svg:y="1.635cm">
          <draw:text-box>
            <text:p>listing</text:p>
          </draw:text-box>
        </draw:frame>
        <draw:frame draw:style-name="gr2" draw:text-style-name="P3" draw:layer="layout" svg:width="1.524cm" svg:height="0.962cm" svg:x="14.716cm" svg:y="8.874cm">
          <draw:text-box>
            <text:p>tag</text:p>
          </draw:text-box>
        </draw:frame>
        <draw:frame draw:style-name="gr2" draw:text-style-name="P3" draw:layer="layout" svg:width="3.683cm" svg:height="0.962cm" svg:x="2.524cm" svg:y="8.947cm">
          <draw:text-box>
            <text:p>listing_tag</text:p>
          </draw:text-box>
        </draw:frame>
        <draw:frame draw:style-name="standard" draw:layer="layout" svg:width="9.583cm" svg:height="1.873cm" svg:x="2.52cm" svg:y="10.15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3" table:default-cell-style-name="ce1">
              <table:table-cell>
                <text:p text:style-name="P1"><text:span text:style-name="T2">id (text)</text:span></text:p>
              </table:table-cell>
              <table:table-cell>
                <text:p text:style-name="P1"><text:span text:style-name="T2">listing_id (text)</text:span></text:p>
              </table:table-cell>
              <table:table-cell>
                <text:p text:style-name="P1"><text:span text:style-name="T2">tag_id (text)</text:span></text:p>
              </table:table-cell>
            </table:table-row>
            <table:table-row table:style-name="ro4" table:default-cell-style-name="gray2">
              <table:table-cell>
                <text:p><text:span text:style-name="T2">25da...</text:span></text:p>
              </table:table-cell>
              <table:table-cell>
                <text:p><text:span text:style-name="T2">25da...</text:span></text:p>
              </table:table-cell>
              <table:table-cell>
                <text:p><text:span text:style-name="T2">25da...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3" draw:text-style-name="P4" draw:layer="layout" svg:x1="6.969cm" svg:y1="5.572cm" svg:x2="6.969cm" svg:y2="9.89cm">
          <text:p/>
        </draw:line>
        <draw:frame draw:style-name="standard" draw:layer="layout" svg:width="4.787cm" svg:height="1.873cm" svg:x="14.785cm" svg:y="10.136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3" table:default-cell-style-name="ce1">
              <table:table-cell>
                <text:p text:style-name="P1"><text:span text:style-name="T2">id (text)</text:span></text:p>
              </table:table-cell>
              <table:table-cell>
                <text:p text:style-name="P1"><text:span text:style-name="T2">tag (text)</text:span></text:p>
              </table:table-cell>
            </table:table-row>
            <table:table-row table:style-name="ro4" table:default-cell-style-name="gray2">
              <table:table-cell>
                <text:p><text:span text:style-name="T2">25da...</text:span></text:p>
              </table:table-cell>
              <table:table-cell>
                <text:p><text:span text:style-name="T2">25da...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" draw:text-style-name="P4" draw:layer="layout" svg:x1="12.33cm" svg:y1="11.541cm" svg:x2="14.616cm" svg:y2="11.5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1T14:02:44.363563085</meta:creation-date>
    <dc:date>2019-08-11T14:26:09.381859400</dc:date>
    <meta:editing-duration>PT23M22S</meta:editing-duration>
    <meta:editing-cycles>5</meta:editing-cycles>
    <meta:generator>LibreOffice/6.1.6.3$MacOSX_X86_64 LibreOffice_project/5896ab1714085361c45cf540f76f60673dd96a72</meta:generator>
    <meta:document-statistic meta:object-count="8"/>
  </office:meta>
</office:document-meta>
</file>